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10000001000000F9000000487BD4232D5A436FDB.png" manifest:media-type="image/png"/>
  <manifest:file-entry manifest:full-path="Object 2/Pictures/2000007600001479000005E83994F7EDB4D68B71.svm" manifest:media-type="image/x-svm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76cm"/>
    </style:style>
    <style:style style:name="co3" style:family="table-column">
      <style:table-column-properties fo:break-before="auto" style:column-width="3.586cm"/>
    </style:style>
    <style:style style:name="co4" style:family="table-column">
      <style:table-column-properties fo:break-before="auto" style:column-width="5.5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urbuja" table:style-name="ta1">
        <table:shapes>
          <draw:frame draw:z-index="0" draw:style-name="gr1" draw:text-style-name="P1" svg:width="18.499cm" svg:height="9.009cm" svg:x="16.618cm" svg:y="0.022cm">
            <draw:object draw:notify-on-update-of-ranges="Burbuja.A2:Burbuja.A11 Burbuja.B2:Burbuja.B11 Burbuja.A2:Burbuja.A11 Burbuja.D2:Burbuja.D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row table:style-name="ro1">
          <table:table-cell table:style-name="ce3" office:value-type="string" calcext:value-type="string">
            <text:p>Tam. Caso</text:p>
          </table:table-cell>
          <table:table-cell table:style-name="ce3" office:value-type="string" calcext:value-type="string">
            <text:p>Tiempo (us)</text:p>
          </table:table-cell>
          <table:table-cell table:style-name="ce3" office:value-type="string" calcext:value-type="string">
            <text:p>K=Tiempo/f(n)</text:p>
          </table:table-cell>
          <table:table-cell table:style-name="ce3" office:value-type="string" calcext:value-type="string">
            <text:p>Tiempo teórico estimado= K*f(n)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605" calcext:value-type="float">
            <text:p>1605</text:p>
          </table:table-cell>
          <table:table-cell table:formula="of:=[.B2]/([.A2]*[.A2])" office:value-type="float" office:value="0.001605" calcext:value-type="float">
            <text:p>0,001605</text:p>
          </table:table-cell>
          <table:table-cell table:formula="of:=([.A2]*[.A2]) * [.C$13]" office:value-type="float" office:value="393.460610433988" calcext:value-type="float">
            <text:p>393,46061043398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90" calcext:value-type="float">
            <text:p>1490</text:p>
          </table:table-cell>
          <table:table-cell table:formula="of:=[.B3]/([.A3]*[.A3])" office:value-type="float" office:value="0.0003725" calcext:value-type="float">
            <text:p>0,0003725</text:p>
          </table:table-cell>
          <table:table-cell table:formula="of:=[.A3]*[.A3] * [.C$13]" office:value-type="float" office:value="1573.84244173595" calcext:value-type="float">
            <text:p>1573,8424417359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827" calcext:value-type="float">
            <text:p>2827</text:p>
          </table:table-cell>
          <table:table-cell table:formula="of:=[.B4]/([.A4]*[.A4])" office:value-type="float" office:value="0.000314111111111111" calcext:value-type="float">
            <text:p>0,000314111111111111</text:p>
          </table:table-cell>
          <table:table-cell table:formula="of:=[.A4]*[.A4] * [.C$13]" office:value-type="float" office:value="3541.1454939059" calcext:value-type="float">
            <text:p>3541,145493905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553" calcext:value-type="float">
            <text:p>4553</text:p>
          </table:table-cell>
          <table:table-cell table:formula="of:=[.B5]/([.A5]*[.A5])" office:value-type="float" office:value="0.0002845625" calcext:value-type="float">
            <text:p>0,0002845625</text:p>
          </table:table-cell>
          <table:table-cell table:formula="of:=[.A5]*[.A5] * [.C$13]" office:value-type="float" office:value="6295.36976694381" calcext:value-type="float">
            <text:p>6295,3697669438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615" calcext:value-type="float">
            <text:p>5615</text:p>
          </table:table-cell>
          <table:table-cell table:formula="of:=[.B6]/([.A6]*[.A6])" office:value-type="float" office:value="0.0002246" calcext:value-type="float">
            <text:p>0,0002246</text:p>
          </table:table-cell>
          <table:table-cell table:formula="of:=[.A6]*[.A6] * [.C$13]" office:value-type="float" office:value="9836.51526084971" calcext:value-type="float">
            <text:p>9836,51526084971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8378" calcext:value-type="float">
            <text:p>8378</text:p>
          </table:table-cell>
          <table:table-cell table:formula="of:=[.B7]/([.A7]*[.A7])" office:value-type="float" office:value="0.000232722222222222" calcext:value-type="float">
            <text:p>0,000232722222222222</text:p>
          </table:table-cell>
          <table:table-cell table:formula="of:=[.A7]*[.A7] * [.C$13]" office:value-type="float" office:value="14164.5819756236" calcext:value-type="float">
            <text:p>14164,581975623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1357" calcext:value-type="float">
            <text:p>11357</text:p>
          </table:table-cell>
          <table:table-cell table:formula="of:=[.B8]/([.A8]*[.A8])" office:value-type="float" office:value="0.000231775510204082" calcext:value-type="float">
            <text:p>0,000231775510204082</text:p>
          </table:table-cell>
          <table:table-cell table:formula="of:=[.A8]*[.A8] * [.C$13]" office:value-type="float" office:value="19279.5699112654" calcext:value-type="float">
            <text:p>19279,5699112654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4161" calcext:value-type="float">
            <text:p>14161</text:p>
          </table:table-cell>
          <table:table-cell table:formula="of:=[.B9]/([.A9]*[.A9])" office:value-type="float" office:value="0.000221265625" calcext:value-type="float">
            <text:p>0,000221265625</text:p>
          </table:table-cell>
          <table:table-cell table:formula="of:=[.A9]*[.A9] * [.C$13]" office:value-type="float" office:value="25181.4790677753" calcext:value-type="float">
            <text:p>25181,4790677753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7939" calcext:value-type="float">
            <text:p>17939</text:p>
          </table:table-cell>
          <table:table-cell table:formula="of:=[.B10]/([.A10]*[.A10])" office:value-type="float" office:value="0.000221469135802469" calcext:value-type="float">
            <text:p>0,000221469135802469</text:p>
          </table:table-cell>
          <table:table-cell table:formula="of:=[.A10]*[.A10] * [.C$13]" office:value-type="float" office:value="31870.3094451531" calcext:value-type="float">
            <text:p>31870,309445153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2660" calcext:value-type="float">
            <text:p>22660</text:p>
          </table:table-cell>
          <table:table-cell table:formula="of:=[.B11]/([.A11]*[.A11])" office:value-type="float" office:value="0.0002266" calcext:value-type="float">
            <text:p>0,0002266</text:p>
          </table:table-cell>
          <table:table-cell table:formula="of:=[.A11]*[.A11] * [.C$13]" office:value-type="float" office:value="39346.0610433988" calcext:value-type="float">
            <text:p>39346,0610433988</text:p>
          </table:table-cell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K promedio:</text:p>
          </table:table-cell>
          <table:table-cell table:formula="of:=AVERAGE([.C2:.C12])" office:value-type="float" office:value="0.000393460610433988" calcext:value-type="float">
            <text:p>0,000393460610433988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1T08:54:19.246823523</meta:creation-date>
    <dc:date>2024-03-12T16:25:36.736029654</dc:date>
    <meta:editing-duration>PT1H38M43S</meta:editing-duration>
    <meta:editing-cycles>8</meta:editing-cycles>
    <meta:generator>LibreOffice/7.3.7.2$Linux_X86_64 LibreOffice_project/30$Build-2</meta:generator>
    <meta:document-statistic meta:table-count="1" meta:cell-count="46" meta:object-count="1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8.5cm" svg:height="9.01cm" xlink:href=".." xlink:type="simple" chart:class="chart:scatter" chart:style-name="ch1">
        <chart:plot-area chart:style-name="ch2" table:cell-range-address="Burbuja.A2:Burbuja.B11 Burbuja.D2:Burbuja.D11" svg:x="0.434cm" svg:y="0.178cm" svg:width="12.645cm" svg:height="8.648cm">
          <chart:coordinate-region svg:x="1.638cm" svg:y="0.38cm" svg:width="10.963cm" svg:height="7.793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Burbuja.B2:Burbuja.B11" chart:class="chart:scatter">
            <chart:domain table:cell-range-address="Burbuja.A2:Burbuja.A11"/>
            <chart:data-point chart:repeated="10"/>
          </chart:series>
          <chart:series chart:style-name="ch7" chart:values-cell-range-address="Burbuja.D2:Burbuja.D11" chart:class="chart:scatter">
            <chart:data-point chart:repeated="10"/>
          </chart:series>
          <chart:wall chart:style-name="ch8"/>
          <chart:floor chart:style-name="ch9"/>
        </chart:plot-area>
        <draw:frame draw:style-name="gr1" draw:text-style-name="P1" svg:width="5.082cm" svg:height="1.511cm" svg:x="13.151cm" svg:y="3.796cm">
          <draw:image xlink:href="Pictures/2000007600001479000005E83994F7EDB4D68B71.svm" xlink:type="simple" xlink:show="embed" xlink:actuate="onLoad" draw:mime-type="image/x-svm">
            <text:p/>
          </draw:image>
          <draw:image xlink:href="Pictures/10000001000000F9000000487BD4232D5A436FDB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Burbuja.A2:Burbuja.A11</svg:desc>
                </draw:g>
              </table:table-cell>
              <table:table-cell office:value-type="float" office:value="1605">
                <text:p>1605</text:p>
                <draw:g>
                  <svg:desc>Burbuja.B2:Burbuja.B11</svg:desc>
                </draw:g>
              </table:table-cell>
              <table:table-cell office:value-type="float" office:value="393.460610433988">
                <text:p>393.460610433988</text:p>
                <draw:g>
                  <svg:desc>Burbuja.D2:Burbuja.D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1490">
                <text:p>1490</text:p>
              </table:table-cell>
              <table:table-cell office:value-type="float" office:value="1573.84244173595">
                <text:p>1573.842441735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2827">
                <text:p>2827</text:p>
              </table:table-cell>
              <table:table-cell office:value-type="float" office:value="3541.1454939059">
                <text:p>3541.14549390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">
                <text:p>4000</text:p>
              </table:table-cell>
              <table:table-cell office:value-type="float" office:value="4553">
                <text:p>4553</text:p>
              </table:table-cell>
              <table:table-cell office:value-type="float" office:value="6295.36976694381">
                <text:p>6295.369766943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5615">
                <text:p>5615</text:p>
              </table:table-cell>
              <table:table-cell office:value-type="float" office:value="9836.51526084971">
                <text:p>9836.515260849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">
                <text:p>6000</text:p>
              </table:table-cell>
              <table:table-cell office:value-type="float" office:value="8378">
                <text:p>8378</text:p>
              </table:table-cell>
              <table:table-cell office:value-type="float" office:value="14164.5819756236">
                <text:p>14164.58197562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">
                <text:p>7000</text:p>
              </table:table-cell>
              <table:table-cell office:value-type="float" office:value="11357">
                <text:p>11357</text:p>
              </table:table-cell>
              <table:table-cell office:value-type="float" office:value="19279.5699112654">
                <text:p>19279.56991126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">
                <text:p>8000</text:p>
              </table:table-cell>
              <table:table-cell office:value-type="float" office:value="14161">
                <text:p>14161</text:p>
              </table:table-cell>
              <table:table-cell office:value-type="float" office:value="25181.4790677753">
                <text:p>25181.47906777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">
                <text:p>9000</text:p>
              </table:table-cell>
              <table:table-cell office:value-type="float" office:value="17939">
                <text:p>17939</text:p>
              </table:table-cell>
              <table:table-cell office:value-type="float" office:value="31870.3094451531">
                <text:p>31870.30944515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22660">
                <text:p>22660</text:p>
              </table:table-cell>
              <table:table-cell office:value-type="float" office:value="39346.0610433988">
                <text:p>39346.06104339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